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 fo:break-before="auto" fo:break-after="auto" style:writing-mode="lr-tb"/>
      <style:text-properties fo:color="#0000ee" style:text-underline-style="solid" style:text-underline-width="auto" style:text-underline-color="font-color"/>
    </style:style>
    <style:style style:name="P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top="0in" fo:margin-bottom="0in" style:contextual-spacing="false" fo:line-height="100%" fo:break-before="auto" fo:break-after="auto" style:writing-mode="lr-tb"/>
    </style:style>
    <style:style style:name="P6" style:family="paragraph" style:parent-style-name="Standard" style:list-style-name="LS2">
      <style:paragraph-properties fo:margin-top="0in" fo:margin-bottom="0in" style:contextual-spacing="false" fo:line-height="100%" fo:break-before="auto" fo:break-after="auto" style:writing-mode="lr-tb"/>
    </style:style>
    <style:style style:name="P7" style:family="paragraph" style:parent-style-name="Standard" style:list-style-name="LS3">
      <style:paragraph-properties fo:margin-top="0in" fo:margin-bottom="0in" style:contextual-spacing="false" fo:line-height="100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ee" style:text-underline-style="solid" style:text-underline-width="auto" style:text-underline-color="font-color"/>
    </style:style>
    <style:style style:name="T3" style:family="text">
      <style:text-properties officeooo:rsid="001410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ront-end candidate interview (March 2016)</text:span></text:p>
      <text:p text:style-name="P2"/>
      <text:p text:style-name="P1">URLs for reference:</text:p>
      <text:list xml:id="list1581930170547996285" text:style-name="LS1">
        <text:list-item>
          <text:p text:style-name="P5"><text:a xlink:type="simple" xlink:href="https://en.wikipedia.org/w/api.php?action=help">https</text:a><text:a xlink:type="simple" xlink:href="https://en.wikipedia.org/w/api.php?action=help">://</text:a><text:a xlink:type="simple" xlink:href="https://en.wikipedia.org/w/api.php?action=help">en</text:a><text:a xlink:type="simple" xlink:href="https://en.wikipedia.org/w/api.php?action=help">.</text:a><text:a xlink:type="simple" xlink:href="https://en.wikipedia.org/w/api.php?action=help">wikipedia</text:a><text:a xlink:type="simple" xlink:href="https://en.wikipedia.org/w/api.php?action=help">.</text:a><text:a xlink:type="simple" xlink:href="https://en.wikipedia.org/w/api.php?action=help">org</text:a><text:a xlink:type="simple" xlink:href="https://en.wikipedia.org/w/api.php?action=help">/</text:a><text:a xlink:type="simple" xlink:href="https://en.wikipedia.org/w/api.php?action=help">w</text:a><text:a xlink:type="simple" xlink:href="https://en.wikipedia.org/w/api.php?action=help">/</text:a><text:a xlink:type="simple" xlink:href="https://en.wikipedia.org/w/api.php?action=help">api</text:a><text:a xlink:type="simple" xlink:href="https://en.wikipedia.org/w/api.php?action=help">.</text:a><text:a xlink:type="simple" xlink:href="https://en.wikipedia.org/w/api.php?action=help">php</text:a><text:a xlink:type="simple" xlink:href="https://en.wikipedia.org/w/api.php?action=help">?</text:a><text:a xlink:type="simple" xlink:href="https://en.wikipedia.org/w/api.php?action=help">action</text:a><text:a xlink:type="simple" xlink:href="https://en.wikipedia.org/w/api.php?action=help">=</text:a><text:a xlink:type="simple" xlink:href="https://en.wikipedia.org/w/api.php?action=help">help</text:a></text:p>
        </text:list-item>
        <text:list-item>
          <text:p text:style-name="P5"><text:a xlink:type="simple" xlink:href="https://en.wikipedia.org/w/api.php?action=help&amp;modules=query">https</text:a><text:a xlink:type="simple" xlink:href="https://en.wikipedia.org/w/api.php?action=help&amp;modules=query">://</text:a><text:a xlink:type="simple" xlink:href="https://en.wikipedia.org/w/api.php?action=help&amp;modules=query">en</text:a><text:a xlink:type="simple" xlink:href="https://en.wikipedia.org/w/api.php?action=help&amp;modules=query">.</text:a><text:a xlink:type="simple" xlink:href="https://en.wikipedia.org/w/api.php?action=help&amp;modules=query">wikipedia</text:a><text:a xlink:type="simple" xlink:href="https://en.wikipedia.org/w/api.php?action=help&amp;modules=query">.</text:a><text:a xlink:type="simple" xlink:href="https://en.wikipedia.org/w/api.php?action=help&amp;modules=query">org</text:a><text:a xlink:type="simple" xlink:href="https://en.wikipedia.org/w/api.php?action=help&amp;modules=query">/</text:a><text:a xlink:type="simple" xlink:href="https://en.wikipedia.org/w/api.php?action=help&amp;modules=query">w</text:a><text:a xlink:type="simple" xlink:href="https://en.wikipedia.org/w/api.php?action=help&amp;modules=query">/</text:a><text:a xlink:type="simple" xlink:href="https://en.wikipedia.org/w/api.php?action=help&amp;modules=query">api</text:a><text:a xlink:type="simple" xlink:href="https://en.wikipedia.org/w/api.php?action=help&amp;modules=query">.</text:a><text:a xlink:type="simple" xlink:href="https://en.wikipedia.org/w/api.php?action=help&amp;modules=query">php</text:a><text:a xlink:type="simple" xlink:href="https://en.wikipedia.org/w/api.php?action=help&amp;modules=query">?</text:a><text:a xlink:type="simple" xlink:href="https://en.wikipedia.org/w/api.php?action=help&amp;modules=query">action</text:a><text:a xlink:type="simple" xlink:href="https://en.wikipedia.org/w/api.php?action=help&amp;modules=query">=</text:a><text:a xlink:type="simple" xlink:href="https://en.wikipedia.org/w/api.php?action=help&amp;modules=query">help</text:a><text:a xlink:type="simple" xlink:href="https://en.wikipedia.org/w/api.php?action=help&amp;modules=query">&amp;</text:a><text:a xlink:type="simple" xlink:href="https://en.wikipedia.org/w/api.php?action=help&amp;modules=query">modules</text:a><text:a xlink:type="simple" xlink:href="https://en.wikipedia.org/w/api.php?action=help&amp;modules=query">=</text:a><text:a xlink:type="simple" xlink:href="https://en.wikipedia.org/w/api.php?action=help&amp;modules=query">query</text:a></text:p>
        </text:list-item>
      </text:list>
      <text:p text:style-name="P3"/>
      <text:p text:style-name="P1">Given the information about Wikipedia’s web API above, please write a frontend application that can complete as many of these tasks as possible. <text:span text:style-name="T3">Please keep track of the amount of time you spend working.</text:span> This is open-book/open-internet, but please provide a list of what external resources you’re using. If you have any questions about the requirements, please let us know before you begin.</text:p>
      <text:p text:style-name="P1"/>
      <text:list xml:id="list248704217807951432" text:style-name="LS2">
        <text:list-item>
          <text:p text:style-name="P6"><text:s/>search box to search through categories starting with what’s been typed, using the “gacprefix” parameter</text:p>
          <text:list>
            <text:list-item>
              <text:p text:style-name="P6">search can be either realtime or triggered by button</text:p>
            </text:list-item>
            <text:list-item>
              <text:p text:style-name="P6">relevant API endpoint: <text:a xlink:type="simple" xlink:href="https://en.wikipedia.org/w/api.php?action=query&amp;generator=allcategories&amp;gacprefix=Sample&amp;prop=info">https</text:a><text:a xlink:type="simple" xlink:href="https://en.wikipedia.org/w/api.php?action=query&amp;generator=allcategories&amp;gacprefix=Sample&amp;prop=info">://</text:a><text:a xlink:type="simple" xlink:href="https://en.wikipedia.org/w/api.php?action=query&amp;generator=allcategories&amp;gacprefix=Sample&amp;prop=info">en</text:a><text:a xlink:type="simple" xlink:href="https://en.wikipedia.org/w/api.php?action=query&amp;generator=allcategories&amp;gacprefix=Sample&amp;prop=info">.</text:a><text:a xlink:type="simple" xlink:href="https://en.wikipedia.org/w/api.php?action=query&amp;generator=allcategories&amp;gacprefix=Sample&amp;prop=info">wikipedia</text:a><text:a xlink:type="simple" xlink:href="https://en.wikipedia.org/w/api.php?action=query&amp;generator=allcategories&amp;gacprefix=Sample&amp;prop=info">.</text:a><text:a xlink:type="simple" xlink:href="https://en.wikipedia.org/w/api.php?action=query&amp;generator=allcategories&amp;gacprefix=Sample&amp;prop=info">org</text:a><text:a xlink:type="simple" xlink:href="https://en.wikipedia.org/w/api.php?action=query&amp;generator=allcategories&amp;gacprefix=Sample&amp;prop=info">/</text:a><text:a xlink:type="simple" xlink:href="https://en.wikipedia.org/w/api.php?action=query&amp;generator=allcategories&amp;gacprefix=Sample&amp;prop=info">w</text:a><text:a xlink:type="simple" xlink:href="https://en.wikipedia.org/w/api.php?action=query&amp;generator=allcategories&amp;gacprefix=Sample&amp;prop=info">/</text:a><text:a xlink:type="simple" xlink:href="https://en.wikipedia.org/w/api.php?action=query&amp;generator=allcategories&amp;gacprefix=Sample&amp;prop=info">api</text:a><text:a xlink:type="simple" xlink:href="https://en.wikipedia.org/w/api.php?action=query&amp;generator=allcategories&amp;gacprefix=Sample&amp;prop=info">.</text:a><text:a xlink:type="simple" xlink:href="https://en.wikipedia.org/w/api.php?action=query&amp;generator=allcategories&amp;gacprefix=Sample&amp;prop=info">php</text:a><text:a xlink:type="simple" xlink:href="https://en.wikipedia.org/w/api.php?action=query&amp;generator=allcategories&amp;gacprefix=Sample&amp;prop=info">?</text:a><text:a xlink:type="simple" xlink:href="https://en.wikipedia.org/w/api.php?action=query&amp;generator=allcategories&amp;gacprefix=Sample&amp;prop=info">action</text:a><text:a xlink:type="simple" xlink:href="https://en.wikipedia.org/w/api.php?action=query&amp;generator=allcategories&amp;gacprefix=Sample&amp;prop=info">=</text:a><text:a xlink:type="simple" xlink:href="https://en.wikipedia.org/w/api.php?action=query&amp;generator=allcategories&amp;gacprefix=Sample&amp;prop=info">query</text:a><text:a xlink:type="simple" xlink:href="https://en.wikipedia.org/w/api.php?action=query&amp;generator=allcategories&amp;gacprefix=Sample&amp;prop=info">&amp;</text:a><text:a xlink:type="simple" xlink:href="https://en.wikipedia.org/w/api.php?action=query&amp;generator=allcategories&amp;gacprefix=Sample&amp;prop=info">generator</text:a><text:a xlink:type="simple" xlink:href="https://en.wikipedia.org/w/api.php?action=query&amp;generator=allcategories&amp;gacprefix=Sample&amp;prop=info">=</text:a><text:a xlink:type="simple" xlink:href="https://en.wikipedia.org/w/api.php?action=query&amp;generator=allcategories&amp;gacprefix=Sample&amp;prop=info">allcategories</text:a><text:a xlink:type="simple" xlink:href="https://en.wikipedia.org/w/api.php?action=query&amp;generator=allcategories&amp;gacprefix=Sample&amp;prop=info">&amp;</text:a><text:a xlink:type="simple" xlink:href="https://en.wikipedia.org/w/api.php?action=query&amp;generator=allcategories&amp;gacprefix=Sample&amp;prop=info">gacprefix</text:a><text:a xlink:type="simple" xlink:href="https://en.wikipedia.org/w/api.php?action=query&amp;generator=allcategories&amp;gacprefix=Sample&amp;prop=info">=</text:a><text:a xlink:type="simple" xlink:href="https://en.wikipedia.org/w/api.php?action=query&amp;generator=allcategories&amp;gacprefix=Sample&amp;prop=info">Sample</text:a><text:a xlink:type="simple" xlink:href="https://en.wikipedia.org/w/api.php?action=query&amp;generator=allcategories&amp;gacprefix=Sample&amp;prop=info">&amp;</text:a><text:a xlink:type="simple" xlink:href="https://en.wikipedia.org/w/api.php?action=query&amp;generator=allcategories&amp;gacprefix=Sample&amp;prop=info">prop</text:a><text:a xlink:type="simple" xlink:href="https://en.wikipedia.org/w/api.php?action=query&amp;generator=allcategories&amp;gacprefix=Sample&amp;prop=info">=</text:a><text:a xlink:type="simple" xlink:href="https://en.wikipedia.org/w/api.php?action=query&amp;generator=allcategories&amp;gacprefix=Sample&amp;prop=info">info</text:a></text:p>
            </text:list-item>
          </text:list>
        </text:list-item>
        <text:list-item>
          <text:p text:style-name="P6">complete test coverage isn’t necessary, but please write at least 1 or 2 sample unit tests</text:p>
        </text:list-item>
        <text:list-item>
          <text:p text:style-name="P6">selecting a category from the list should show the members of the category</text:p>
          <text:list>
            <text:list-item>
              <text:p text:style-name="P6">relevant API endpoint:<text:a xlink:type="simple" xlink:href="https://en.wikipedia.org/w/api.php?action=help&amp;modules=query%2Bcategorymembers">https</text:a><text:a xlink:type="simple" xlink:href="https://en.wikipedia.org/w/api.php?action=help&amp;modules=query%2Bcategorymembers">://</text:a><text:a xlink:type="simple" xlink:href="https://en.wikipedia.org/w/api.php?action=help&amp;modules=query%2Bcategorymembers">en</text:a><text:a xlink:type="simple" xlink:href="https://en.wikipedia.org/w/api.php?action=help&amp;modules=query%2Bcategorymembers">.</text:a><text:a xlink:type="simple" xlink:href="https://en.wikipedia.org/w/api.php?action=help&amp;modules=query%2Bcategorymembers">wikipedia</text:a><text:a xlink:type="simple" xlink:href="https://en.wikipedia.org/w/api.php?action=help&amp;modules=query%2Bcategorymembers">.</text:a><text:a xlink:type="simple" xlink:href="https://en.wikipedia.org/w/api.php?action=help&amp;modules=query%2Bcategorymembers">org</text:a><text:a xlink:type="simple" xlink:href="https://en.wikipedia.org/w/api.php?action=help&amp;modules=query%2Bcategorymembers">/</text:a><text:a xlink:type="simple" xlink:href="https://en.wikipedia.org/w/api.php?action=help&amp;modules=query%2Bcategorymembers">w</text:a><text:a xlink:type="simple" xlink:href="https://en.wikipedia.org/w/api.php?action=help&amp;modules=query%2Bcategorymembers">/</text:a><text:a xlink:type="simple" xlink:href="https://en.wikipedia.org/w/api.php?action=help&amp;modules=query%2Bcategorymembers">api</text:a><text:a xlink:type="simple" xlink:href="https://en.wikipedia.org/w/api.php?action=help&amp;modules=query%2Bcategorymembers">.</text:a><text:a xlink:type="simple" xlink:href="https://en.wikipedia.org/w/api.php?action=help&amp;modules=query%2Bcategorymembers">php</text:a><text:a xlink:type="simple" xlink:href="https://en.wikipedia.org/w/api.php?action=help&amp;modules=query%2Bcategorymembers">?</text:a><text:a xlink:type="simple" xlink:href="https://en.wikipedia.org/w/api.php?action=help&amp;modules=query%2Bcategorymembers">action</text:a><text:a xlink:type="simple" xlink:href="https://en.wikipedia.org/w/api.php?action=help&amp;modules=query%2Bcategorymembers">=</text:a><text:a xlink:type="simple" xlink:href="https://en.wikipedia.org/w/api.php?action=help&amp;modules=query%2Bcategorymembers">help</text:a><text:a xlink:type="simple" xlink:href="https://en.wikipedia.org/w/api.php?action=help&amp;modules=query%2Bcategorymembers">&amp;</text:a><text:a xlink:type="simple" xlink:href="https://en.wikipedia.org/w/api.php?action=help&amp;modules=query%2Bcategorymembers">modules</text:a><text:a xlink:type="simple" xlink:href="https://en.wikipedia.org/w/api.php?action=help&amp;modules=query%2Bcategorymembers">=</text:a><text:a xlink:type="simple" xlink:href="https://en.wikipedia.org/w/api.php?action=help&amp;modules=query%2Bcategorymembers">query</text:a><text:a xlink:type="simple" xlink:href="https://en.wikipedia.org/w/api.php?action=help&amp;modules=query%2Bcategorymembers">%2</text:a><text:a xlink:type="simple" xlink:href="https://en.wikipedia.org/w/api.php?action=help&amp;modules=query%2Bcategorymembers">Bcategorymembers</text:a></text:p>
            </text:list-item>
            <text:list-item>
              <text:p text:style-name="P6">click on member of category to go to wikipedia page</text:p>
            </text:list-item>
          </text:list>
        </text:list-item>
      </text:list>
      <text:p text:style-name="P1"/>
      <text:p text:style-name="P1">Extra points for:</text:p>
      <text:list xml:id="list271604767439604414" text:style-name="LS3">
        <text:list-item>
          <text:p text:style-name="P7">unit tests with mocks</text:p>
        </text:list-item>
        <text:list-item>
          <text:p text:style-name="P7">responsive layo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1665in" style:contextual-spacing="false" fo:line-height="100%" fo:break-before="auto" fo:break-after="auto" style:writing-mode="lr-tb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1563in" fo:margin-bottom="0.1563in" style:contextual-spacing="false" fo:line-height="100%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1665in" style:contextual-spacing="false" fo:line-height="100%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1772in" fo:margin-bottom="0.1772in" style:contextual-spacing="false" fo:line-height="100%" fo:break-before="auto" fo:break-after="auto"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1772in" fo:margin-bottom="0.1772in" style:contextual-spacing="false" fo:line-height="100%" fo:break-before="auto" fo:break-after="auto"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25in" fo:margin-bottom="0.25in" style:contextual-spacing="false" fo:line-height="100%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6-05-20T15:26:15.248885827</dc:date>
    <meta:editing-duration>P0D</meta:editing-duration>
    <meta:document-statistic meta:table-count="0" meta:image-count="0" meta:object-count="0" meta:page-count="1" meta:paragraph-count="15" meta:word-count="163" meta:character-count="1216" meta:non-whitespace-character-count="1078"/>
  </office:meta>
</office:document-meta>
</file>